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7" style:family="table-column">
      <style:table-column-properties fo:break-before="auto" style:column-width="59.35mm"/>
    </style:style>
    <style:style style:name="co35" style:family="table-column">
      <style:table-column-properties fo:break-before="auto" style:column-width="25.05mm"/>
    </style:style>
    <style:style style:name="co34" style:family="table-column">
      <style:table-column-properties fo:break-before="auto" style:column-width="178.05mm"/>
    </style:style>
    <style:style style:name="co36" style:family="table-column">
      <style:table-column-properties fo:break-before="auto" style:column-width="32.33mm"/>
    </style:style>
    <style:style style:name="co38" style:family="table-column">
      <style:table-column-properties fo:break-before="auto" style:column-width="27.94mm"/>
    </style:style>
    <style:style style:name="co39" style:family="table-column">
      <style:table-column-properties fo:break-before="auto" style:column-width="30.52mm"/>
    </style:style>
    <style:style style:name="co40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4" style:family="table-cell" style:parent-style-name="Default">
      <style:table-cell-properties fo:border="0.06pt solid #000000"/>
      <style:text-properties style:text-position="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48" style:family="table-cell" style:parent-style-name="Default" style:data-style-name="N37">
      <style:table-cell-properties fo:border="0.06pt solid #000000"/>
      <style:text-properties style:text-position=""/>
    </style:style>
    <style:style style:name="ce250" style:family="table-cell" style:parent-style-name="Default" style:data-style-name="N104">
      <style:table-cell-properties fo:border="0.06pt solid #000000"/>
      <style:text-properties style:text-position=""/>
    </style:style>
    <style:style style:name="ce255" style:family="table-cell" style:parent-style-name="Default" style:data-style-name="N104">
      <style:text-properties style:text-position=""/>
    </style:style>
    <style:style style:name="ce141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ffff00" fo:border="0.06pt solid #000000"/>
    </style:style>
    <style:style style:name="ce144" style:family="table-cell" style:parent-style-name="Default">
      <style:table-cell-properties fo:background-color="#00ff66" fo:border="0.06pt solid #000000"/>
    </style:style>
    <style:style style:name="ce14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ff9900" fo:border="0.06pt solid #000000"/>
    </style:style>
    <style:style style:name="ce168" style:family="table-cell" style:parent-style-name="Default">
      <style:table-cell-properties fo:background-color="transparent" fo:border="0.06pt solid #000000"/>
    </style:style>
    <style:style style:name="ce16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style:shrink-to-fit="true"/>
    </style:style>
    <style:style style:name="ce172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3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4" style:family="table-cell" style:parent-style-name="Default">
      <style:table-cell-properties fo:background-color="#00ff66"/>
    </style:style>
    <style:style style:name="ce175" style:family="table-cell" style:parent-style-name="Default">
      <style:table-cell-properties fo:background-color="#ff9900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>
      <style:table-cell-properties fo:background-color="#ffff00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ackground-color="#ff3333" fo:border="0.06pt solid #000000"/>
    </style:style>
    <style:style style:name="ce181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3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6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7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7" style:family="table-cell" style:parent-style-name="Default">
      <style:text-properties style:font-name="DejaVu Sans" fo:font-size="10pt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9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0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3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9" style:family="table-cell" style:parent-style-name="Default" style:data-style-name="N104">
      <style:text-properties style:font-name="Arial" fo:font-size="10pt" style:font-size-asian="10pt" style:font-size-complex="10pt"/>
    </style:style>
    <style:style style:name="ce24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42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5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1" style:family="table-cell" style:parent-style-name="Default" style:data-style-name="N4">
      <style:text-properties style:font-name="Arial" fo:font-size="10pt" style:font-size-asian="10pt" style:font-size-complex="10pt"/>
    </style:style>
    <style:style style:name="ce252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8" style:family="table-cell" style:parent-style-name="Default" style:data-style-name="N37">
      <style:text-properties style:font-name="Arial" fo:font-size="10pt" style:font-size-asian="10pt" style:font-size-complex="10pt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61" style:family="table-cell" style:parent-style-name="Default" style:data-style-name="N37">
      <style:table-cell-properties fo:border="0.06pt solid #000000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3" style:family="table-cell" style:parent-style-name="Default" style:data-style-name="N104">
      <style:table-cell-properties fo:border="0.06pt solid #000000"/>
    </style:style>
    <style:style style:name="ce264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12">
      <style:text-properties fo:color="#cccccc"/>
    </style:style>
    <style:style style:name="ce267" style:family="table-cell" style:parent-style-name="Default" style:data-style-name="N104">
      <style:table-cell-properties fo:border="0.06pt solid #000000"/>
      <style:text-properties style:font-name="DejaVu Sans" style:font-name-asian="DejaVu Sans1" style:font-name-complex="DejaVu Sans1"/>
    </style:style>
    <style:style style:name="ce268" style:family="table-cell" style:parent-style-name="Default">
      <style:text-properties fo:color="#cccccc"/>
    </style:style>
    <style:style style:name="ce26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70" style:family="table-cell" style:parent-style-name="Default" style:data-style-name="N104"/>
    <style:style style:name="ce27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72" style:family="table-cell" style:parent-style-name="Default" style:data-style-name="N104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247">
        <office:forms form:automatic-focus="false" form:apply-design-mode="false"/>
        <table:table-column table:style-name="co2" table:default-cell-style-name="ce261"/>
        <table:table-column table:style-name="co34" table:default-cell-style-name="ce141"/>
        <table:table-column table:style-name="co36" table:default-cell-style-name="ce263"/>
        <table:table-column table:style-name="co38" table:default-cell-style-name="ce263"/>
        <table:table-column table:style-name="co35" table:default-cell-style-name="ce263"/>
        <table:table-column table:style-name="co2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column table:style-name="co40" table:default-cell-style-name="Default"/>
        <table:table-row table:style-name="ro1">
          <table:table-cell table:style-name="ce259" office:value-type="string" calcext:value-type="string" table:number-columns-spanned="5" table:number-rows-spanned="1">
            <text:p>Libro Caja</text:p>
          </table:table-cell>
          <table:covered-table-cell table:style-name="ce150"/>
          <table:covered-table-cell table:number-columns-repeated="3" table:style-name="ce141"/>
          <table:table-cell table:number-columns-repeated="8"/>
        </table:table-row>
        <table:table-row table:style-name="ro1">
          <table:table-cell table:style-name="ce260" office:value-type="string" calcext:value-type="string">
            <text:p>Fecha</text:p>
          </table:table-cell>
          <table:table-cell table:style-name="ce260" office:value-type="string" calcext:value-type="string">
            <text:p>Concepto</text:p>
          </table:table-cell>
          <table:table-cell table:style-name="ce260" office:value-type="string" calcext:value-type="string">
            <text:p>Ingreso</text:p>
          </table:table-cell>
          <table:table-cell table:style-name="ce260" office:value-type="string" calcext:value-type="string">
            <text:p>Egreso</text:p>
          </table:table-cell>
          <table:table-cell table:style-name="ce260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6" office:value-type="string" calcext:value-type="string">
            <text:p>Benjis</text:p>
          </table:table-cell>
          <table:table-cell table:style-name="ce146" office:value-type="string" calcext:value-type="string">
            <text:p>Charles</text:p>
          </table:table-cell>
          <table:table-cell table:style-name="ce146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63" table:formula="of:=[.C5]" office:value-type="currency" office:currency="ARS" office:value="10000" calcext:value-type="currency">
            <text:p>$10.000,00</text:p>
          </table:table-cell>
          <table:table-cell table:style-name="ce263" table:formula="of:=+[.C3]" office:value-type="currency" office:currency="ARS" office:value="2000" calcext:value-type="currency">
            <text:p>$2.000,00</text:p>
          </table:table-cell>
          <table:table-cell table:style-name="ce263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63" table:formula="of:=+[.C41]" office:value-type="currency" office:currency="ARS" office:value="1871.02" calcext:value-type="currency">
            <text:p>$1.871,02</text:p>
          </table:table-cell>
          <table:table-cell table:style-name="ce263" table:formula="of:=+[.C6]" office:value-type="currency" office:currency="ARS" office:value="500" calcext:value-type="currency">
            <text:p>$500,00</text:p>
          </table:table-cell>
          <table:table-cell table:style-name="ce263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63" table:formula="of:=+[.C49]" office:value-type="currency" office:currency="ARS" office:value="10000" calcext:value-type="currency">
            <text:p>$10.000,00</text:p>
          </table:table-cell>
          <table:table-cell table:style-name="ce263" table:formula="of:=+[.C19]" office:value-type="currency" office:currency="ARS" office:value="1000" calcext:value-type="currency">
            <text:p>$1.000,00</text:p>
          </table:table-cell>
          <table:table-cell table:style-name="ce263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63" table:formula="of:=+[.C64]" office:value-type="currency" office:currency="ARS" office:value="3800" calcext:value-type="currency">
            <text:p>$3.800,00</text:p>
          </table:table-cell>
          <table:table-cell table:style-name="ce263" table:formula="of:=+[.C21]" office:value-type="currency" office:currency="ARS" office:value="87.09" calcext:value-type="currency">
            <text:p>$87,09</text:p>
          </table:table-cell>
          <table:table-cell table:style-name="ce263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63" table:formula="of:=+[.C56]" office:value-type="currency" office:currency="ARS" office:value="1500" calcext:value-type="currency">
            <text:p>$1.500,00</text:p>
          </table:table-cell>
          <table:table-cell table:style-name="ce263" table:formula="of:=+[.C25]" office:value-type="currency" office:currency="ARS" office:value="500" calcext:value-type="currency">
            <text:p>$500,00</text:p>
          </table:table-cell>
          <table:table-cell table:style-name="ce263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63" table:formula="of:=+[.C69]" office:value-type="currency" office:currency="ARS" office:value="320" calcext:value-type="currency">
            <text:p>$320,00</text:p>
          </table:table-cell>
          <table:table-cell table:style-name="ce263" table:formula="of:=+[.C29]" office:value-type="currency" office:currency="ARS" office:value="300" calcext:value-type="currency">
            <text:p>$300,00</text:p>
          </table:table-cell>
          <table:table-cell table:style-name="ce263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63" table:formula="of:=+[.C80]" office:value-type="currency" office:currency="ARS" office:value="332" calcext:value-type="currency">
            <text:p>$332,00</text:p>
          </table:table-cell>
          <table:table-cell table:style-name="ce263" table:formula="of:=+[.C34]" office:value-type="currency" office:currency="ARS" office:value="80" calcext:value-type="currency">
            <text:p>$80,00</text:p>
          </table:table-cell>
          <table:table-cell table:style-name="ce263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63" table:formula="of:=[.C82]" office:value-type="currency" office:currency="ARS" office:value="1409" calcext:value-type="currency">
            <text:p>$1.409,00</text:p>
          </table:table-cell>
          <table:table-cell table:style-name="ce263" table:formula="of:=+[.C42]" office:value-type="currency" office:currency="ARS" office:value="1400" calcext:value-type="currency">
            <text:p>$1.400,00</text:p>
          </table:table-cell>
          <table:table-cell table:style-name="ce263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63" table:formula="of:=[.C87]" office:value-type="currency" office:currency="ARS" office:value="535" calcext:value-type="currency">
            <text:p>$535,00</text:p>
          </table:table-cell>
          <table:table-cell table:style-name="ce263" table:formula="of:=+[.C46]" office:value-type="currency" office:currency="ARS" office:value="1000" calcext:value-type="currency">
            <text:p>$1.000,00</text:p>
          </table:table-cell>
          <table:table-cell table:style-name="ce263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63" table:formula="of:=[.C90]" office:value-type="currency" office:currency="ARS" office:value="550" calcext:value-type="currency">
            <text:p>$550,00</text:p>
          </table:table-cell>
          <table:table-cell table:style-name="ce263" table:formula="of:=+[.C47]" office:value-type="currency" office:currency="ARS" office:value="1100" calcext:value-type="currency">
            <text:p>$1.100,00</text:p>
          </table:table-cell>
          <table:table-cell table:style-name="ce263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63" table:formula="of:=[.C95]" office:value-type="currency" office:currency="ARS" office:value="1185" calcext:value-type="currency">
            <text:p>$1.185,00</text:p>
          </table:table-cell>
          <table:table-cell table:style-name="ce263" table:formula="of:=+[.C50]" office:value-type="currency" office:currency="ARS" office:value="1790" calcext:value-type="currency">
            <text:p>$1.790,00</text:p>
          </table:table-cell>
          <table:table-cell table:style-name="ce263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63" table:formula="of:=[.C101]" office:value-type="currency" office:currency="ARS" office:value="2481.78" calcext:value-type="currency">
            <text:p>$2.481,78</text:p>
          </table:table-cell>
          <table:table-cell table:style-name="ce263" table:formula="of:=+[.C55]" office:value-type="currency" office:currency="ARS" office:value="10000" calcext:value-type="currency">
            <text:p>$10.000,00</text:p>
          </table:table-cell>
          <table:table-cell table:style-name="ce263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63" table:formula="of:=[.C110]" office:value-type="currency" office:currency="ARS" office:value="283" calcext:value-type="currency">
            <text:p>$283,00</text:p>
          </table:table-cell>
          <table:table-cell table:style-name="ce263" table:formula="of:=+[.C63]" office:value-type="currency" office:currency="ARS" office:value="8200" calcext:value-type="currency">
            <text:p>$8.200,00</text:p>
          </table:table-cell>
          <table:table-cell table:style-name="ce263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64" office:value-type="currency" office:currency="ARS" office:value="1000" calcext:value-type="currency">
            <text:p>$1.000,00</text:p>
          </table:table-cell>
          <table:table-cell table:style-name="ce264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63" table:formula="of:=[.C113]" office:value-type="currency" office:currency="ARS" office:value="3630" calcext:value-type="currency">
            <text:p>$3.630,00</text:p>
          </table:table-cell>
          <table:table-cell table:style-name="ce263" table:formula="of:=+[.C73]" office:value-type="currency" office:currency="ARS" office:value="2500" calcext:value-type="currency">
            <text:p>$2.500,00</text:p>
          </table:table-cell>
          <table:table-cell table:style-name="ce263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64"/>
          <table:table-cell table:style-name="ce264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63" table:formula="of:=[.C152]" office:value-type="currency" office:currency="ARS" office:value="72" calcext:value-type="currency">
            <text:p>$72,00</text:p>
          </table:table-cell>
          <table:table-cell table:style-name="ce263" office:value-type="currency" office:currency="ARS" office:value="590.35" calcext:value-type="currency">
            <text:p>$590,35</text:p>
          </table:table-cell>
          <table:table-cell table:style-name="ce263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63" table:formula="of:=[.C159]" office:value-type="currency" office:currency="ARS" office:value="251.3" calcext:value-type="currency">
            <text:p>$251,30</text:p>
          </table:table-cell>
          <table:table-cell table:style-name="ce263" table:formula="of:=[.C128]" office:value-type="currency" office:currency="ARS" office:value="733" calcext:value-type="currency">
            <text:p>$733,00</text:p>
          </table:table-cell>
          <table:table-cell table:style-name="ce263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63" table:formula="of:=[.C169]" office:value-type="currency" office:currency="ARS" office:value="149" calcext:value-type="currency">
            <text:p>$149,00</text:p>
          </table:table-cell>
          <table:table-cell table:style-name="ce263" office:value-type="currency" office:currency="ARS" office:value="6766" calcext:value-type="currency">
            <text:p>$6.766,00</text:p>
          </table:table-cell>
          <table:table-cell table:style-name="ce263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62" office:value-type="string" calcext:value-type="string">
            <text:p>Compra de Materiales en Zarate </text:p>
          </table:table-cell>
          <table:table-cell table:style-name="ce14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63" table:formula="of:=[.C186]" office:value-type="currency" office:currency="ARS" office:value="218" calcext:value-type="currency">
            <text:p>$218,00</text:p>
          </table:table-cell>
          <table:table-cell table:style-name="ce263" office:value-type="currency" office:currency="ARS" office:value="4000" calcext:value-type="currency">
            <text:p>$4.000,00</text:p>
          </table:table-cell>
          <table:table-cell table:style-name="ce263" table:formula="of:=[.C102]" office:value-type="currency" office:currency="ARS" office:value="7215" calcext:value-type="currency">
            <text:p>$7.215,00</text:p>
          </table:table-cell>
          <table:table-cell table:style-name="ce273" table:formula="of:=SUM([.G47:.I47])" office:value-type="currency" office:currency="ARS" office:value="233676.29" calcext:value-type="currency">
            <text:p>$233.676,29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62" office:value-type="string" calcext:value-type="string">
            <text:p>Compra de Materiales en Ferretería Rondeau</text:p>
          </table:table-cell>
          <table:table-cell table:style-name="ce14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63" table:formula="of:=[.C232]" office:value-type="currency" office:currency="ARS" office:value="2370" calcext:value-type="currency">
            <text:p>$2.370,00</text:p>
          </table:table-cell>
          <table:table-cell table:style-name="ce263" office:value-type="currency" office:currency="ARS" office:value="5820" calcext:value-type="currency">
            <text:p>$5.820,00</text:p>
          </table:table-cell>
          <table:table-cell table:style-name="ce263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63" table:formula="of:=[.C238]" office:value-type="currency" office:currency="ARS" office:value="15500" calcext:value-type="currency">
            <text:p>$15.500,00</text:p>
          </table:table-cell>
          <table:table-cell table:style-name="ce263" office:value-type="currency" office:currency="ARS" office:value="2680" calcext:value-type="currency">
            <text:p>$2.680,00</text:p>
          </table:table-cell>
          <table:table-cell table:style-name="ce263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63"/>
          <table:table-cell table:style-name="ce263" office:value-type="currency" office:currency="ARS" office:value="720" calcext:value-type="currency">
            <text:p>$720,00</text:p>
          </table:table-cell>
          <table:table-cell table:style-name="ce263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63"/>
          <table:table-cell table:style-name="ce263" table:formula="of:=[.C146]" office:value-type="currency" office:currency="ARS" office:value="2087.69" calcext:value-type="currency">
            <text:p>$2.087,69</text:p>
          </table:table-cell>
          <table:table-cell table:style-name="ce263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63"/>
          <table:table-cell table:style-name="ce263" table:formula="of:=[.C150]" office:value-type="currency" office:currency="ARS" office:value="350" calcext:value-type="currency">
            <text:p>$350,00</text:p>
          </table:table-cell>
          <table:table-cell table:style-name="ce263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63"/>
          <table:table-cell table:style-name="ce263" table:formula="of:=[.C158]" office:value-type="currency" office:currency="ARS" office:value="1305" calcext:value-type="currency">
            <text:p>$1.305,00</text:p>
          </table:table-cell>
          <table:table-cell table:style-name="ce263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63"/>
          <table:table-cell table:style-name="ce263" table:formula="of:=[.C162]" office:value-type="currency" office:currency="ARS" office:value="908.55" calcext:value-type="currency">
            <text:p>$908,55</text:p>
          </table:table-cell>
          <table:table-cell table:style-name="ce263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63"/>
          <table:table-cell table:style-name="ce263" table:formula="of:=[.C165]" office:value-type="currency" office:currency="ARS" office:value="2245" calcext:value-type="currency">
            <text:p>$2.245,00</text:p>
          </table:table-cell>
          <table:table-cell table:style-name="ce263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63"/>
          <table:table-cell table:style-name="ce270" table:formula="of:=[.C173]" office:value-type="currency" office:currency="ARS" office:value="2000" calcext:value-type="currency">
            <text:p>$2.000,00</text:p>
          </table:table-cell>
          <table:table-cell table:style-name="ce263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63"/>
          <table:table-cell table:style-name="ce263" table:formula="of:=[.C180]" office:value-type="currency" office:currency="ARS" office:value="5331.39" calcext:value-type="currency">
            <text:p>$5.331,39</text:p>
          </table:table-cell>
          <table:table-cell table:style-name="ce263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63"/>
          <table:table-cell table:style-name="ce263" table:formula="of:=[.C185]" office:value-type="currency" office:currency="ARS" office:value="725" calcext:value-type="currency">
            <text:p>$725,00</text:p>
          </table:table-cell>
          <table:table-cell table:style-name="ce263" table:formula="of:=[.C184]" office:value-type="currency" office:currency="ARS" office:value="9075" calcext:value-type="currency">
            <text:p>$9.075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63"/>
          <table:table-cell table:style-name="ce263" table:formula="of:=[.C196]" office:value-type="currency" office:currency="ARS" office:value="1038.46" calcext:value-type="currency">
            <text:p>$1.038,46</text:p>
          </table:table-cell>
          <table:table-cell table:style-name="ce263" table:formula="of:=[.C197]" office:value-type="currency" office:currency="ARS" office:value="9378" calcext:value-type="currency">
            <text:p>$9.378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63"/>
          <table:table-cell table:style-name="ce263" table:formula="of:=[.C206]" office:value-type="currency" office:currency="ARS" office:value="7200.33" calcext:value-type="currency">
            <text:p>$7.200,33</text:p>
          </table:table-cell>
          <table:table-cell table:style-name="ce263" table:formula="of:=[.C207]" office:value-type="currency" office:currency="ARS" office:value="2280.69" calcext:value-type="currency">
            <text:p>$2.280,69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63"/>
          <table:table-cell table:style-name="ce263" table:formula="of:=[.C217]" office:value-type="currency" office:currency="ARS" office:value="8300" calcext:value-type="currency">
            <text:p>$8.300,00</text:p>
          </table:table-cell>
          <table:table-cell table:style-name="ce263" table:formula="of:=[.C221]" office:value-type="currency" office:currency="ARS" office:value="2132" calcext:value-type="currency">
            <text:p>$2.132,00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63"/>
          <table:table-cell table:style-name="ce263" table:formula="of:=[.C219]" office:value-type="currency" office:currency="ARS" office:value="400" calcext:value-type="currency">
            <text:p>$400,00</text:p>
          </table:table-cell>
          <table:table-cell table:style-name="ce263" table:formula="of:=[.C228]" office:value-type="currency" office:currency="ARS" office:value="3000" calcext:value-type="currency">
            <text:p>$3.000,00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63"/>
          <table:table-cell table:style-name="ce263" table:formula="of:=[.C226]" office:value-type="currency" office:currency="ARS" office:value="7000" calcext:value-type="currency">
            <text:p>$7.000,00</text:p>
          </table:table-cell>
          <table:table-cell table:style-name="ce263" table:formula="of:=[.C236]" office:value-type="currency" office:currency="ARS" office:value="662" calcext:value-type="currency">
            <text:p>$662,00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63"/>
          <table:table-cell table:style-name="ce263" table:formula="of:=[.C229]" office:value-type="currency" office:currency="ARS" office:value="388" calcext:value-type="currency">
            <text:p>$388,00</text:p>
          </table:table-cell>
          <table:table-cell table:style-name="ce14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63"/>
          <table:table-cell table:style-name="ce263" table:formula="of:=[.C234]" office:value-type="currency" office:currency="ARS" office:value="787" calcext:value-type="currency">
            <text:p>$787,00</text:p>
          </table:table-cell>
          <table:table-cell table:style-name="ce14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263" table:number-columns-repeated="2"/>
          <table:table-cell table:style-name="ce14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62" office:value-type="string" calcext:value-type="string">
            <text:p>Vinoteca Don Ciriaco ( Bebidas )</text:p>
          </table:table-cell>
          <table:table-cell table:style-name="ce14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63" table:number-columns-repeated="2"/>
          <table:table-cell table:style-name="ce14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4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/>
          <table:table-cell table:style-name="ce263" table:number-columns-repeated="2"/>
          <table:table-cell table:style-name="ce14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4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/>
          <table:table-cell table:style-name="ce263"/>
          <table:table-cell table:style-name="ce141" table:number-columns-repeated="2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/>
          <table:table-cell table:style-name="ce141" table:number-columns-repeated="3"/>
          <table:table-cell table:number-columns-repeated="4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/>
          <table:table-cell table:style-name="ce263" table:formula="of:=SUM([.G6:.G46])" office:value-type="currency" office:currency="ARS" office:value="56457.1" calcext:value-type="currency">
            <text:p>$56.457,10</text:p>
          </table:table-cell>
          <table:table-cell table:style-name="ce263" table:formula="of:=SUM([.H6:.H46])" office:value-type="currency" office:currency="ARS" office:value="91832.86" calcext:value-type="currency">
            <text:p>$91.832,86</text:p>
          </table:table-cell>
          <table:table-cell table:style-name="ce263" table:formula="of:=SUM([.I6:.I46])" office:value-type="currency" office:currency="ARS" office:value="85386.33" calcext:value-type="currency">
            <text:p>$85.386,33</text:p>
          </table:table-cell>
          <table:table-cell table:number-columns-repeated="4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2"/>
          <table:table-cell table:style-name="ce27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70"/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/>
          <table:table-cell office:value-type="string" calcext:value-type="string">
            <text:p>Benjis</text:p>
          </table:table-cell>
          <table:table-cell table:style-name="ce270" table:formula="of:=[.C5]+[.C41]+[.C49]+[.C64]+[.C69]+[.C56]+[.C80]+[.C82]+[.C87]+[.C90]+[.C95]+[.C101]+[.C110]+[.C113]+[.C152]+[.C159]+[.C169]+[.C186]+[.C232]+[.C238]" office:value-type="currency" office:currency="ARS" office:value="56457.1" calcext:value-type="currency">
            <text:p>$56.457,10</text:p>
          </table:table-cell>
          <table:table-cell table:number-columns-repeated="5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/>
          <table:table-cell office:value-type="string" calcext:value-type="string">
            <text:p>Charles</text:p>
          </table:table-cell>
          <table:table-cell table:style-name="ce270" table:formula="of:=+[.C3]+[.C6]+[.C19]+[.C21]+[.C25]+[.C29]+[.C34]+[.C42]+[.C46]+[.C50]+[.C47]+[.C55]+[.C63]+[.C73]+[.C121]+[.C128]+[.C132]+[.C136]+[.C138]+[.C140]+[.C143]+[.C146]+[.C150]+[.C158]+[.C162]+[.C165]+[.C173]+[.C180]+[.C185]+[.C196]+[.C206]+[.C217]+[.C219]+[.C226]+[.C229]+[.C234]" office:value-type="currency" office:currency="ARS" office:value="91832.86" calcext:value-type="currency">
            <text:p>$91.832,86</text:p>
          </table:table-cell>
          <table:table-cell table:style-name="ce27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/>
          <table:table-cell office:value-type="string" calcext:value-type="string">
            <text:p>Erwin</text:p>
          </table:table-cell>
          <table:table-cell table:style-name="ce270" table:formula="of:=+[.C4]+[.C7]+[.C22]+[.C26]+[.C30]+[.C35]+[.C38]+[.C51]+[.C59]+[.C65]+[.C70]+[.C75]+[.C91]+[.C78]+[.C96]+[.C102]+[.C108]+[.C114]+[.C122]+[.D149]+[.C151]+[.C156]+[.C166]+[.C172]+[.C177]+[.C181]+[.C184]+[.C197]+[.C207]+[.C221]+[.C228]+[.C236]" office:value-type="currency" office:currency="ARS" office:value="85386.33" calcext:value-type="currency">
            <text:p>$85.386,33</text:p>
          </table:table-cell>
          <table:table-cell table:number-columns-repeated="5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2"/>
          <table:table-cell table:style-name="ce265" table:formula="of:=SUM([.H54:.H56])" office:value-type="currency" office:currency="ARS" office:value="233676.29" calcext:value-type="currency">
            <text:p>$233.676,29</text:p>
          </table:table-cell>
          <table:table-cell table:number-columns-repeated="5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/>
          <table:table-cell office:value-type="string" calcext:value-type="string">
            <text:p>$us 15,17</text:p>
          </table:table-cell>
          <table:table-cell table:style-name="ce272" table:formula="of:=+[.H57]/15.17" office:value-type="currency" office:currency="ARS" office:value="15403.8424522083" calcext:value-type="currency">
            <text:p>$15.403,84</text:p>
          </table:table-cell>
          <table:table-cell table:number-columns-repeated="5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70" table:formula="of:=+[.C249]-[.H57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7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5" calcext:value-type="currency">
            <text:p>$725,00</text:p>
          </table:table-cell>
          <table:table-cell/>
          <table:table-cell table:formula="of:=+[.E184]+[.C185]-[.D185]" office:value-type="currency" office:currency="ARS" office:value="9800" calcext:value-type="currency">
            <text:p>$9.80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10018" calcext:value-type="currency">
            <text:p>$10.0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718" calcext:value-type="currency">
            <text:p>$8.7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558" calcext:value-type="currency">
            <text:p>$8.55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498" calcext:value-type="currency">
            <text:p>$8.4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433" calcext:value-type="currency">
            <text:p>$8.43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793" calcext:value-type="currency">
            <text:p>$2.79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943" calcext:value-type="currency">
            <text:p>$94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563" calcext:value-type="currency">
            <text:p>$56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345" calcext:value-type="currency">
            <text:p>$34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Helado + impresion 5 menus + resma</text:p>
          </table:table-cell>
          <table:table-cell/>
          <table:table-cell office:value-type="currency" office:currency="ARS" office:value="345" calcext:value-type="currency">
            <text:p>$345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38.46" calcext:value-type="currency">
            <text:p>$1.038,46</text:p>
          </table:table-cell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1038.46" calcext:value-type="currency">
            <text:p>$1.038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378" calcext:value-type="currency">
            <text:p>$9.378,00</text:p>
          </table:table-cell>
          <table:table-cell/>
          <table:table-cell table:formula="of:=+[.E196]+[.C197]-[.D197]" office:value-type="currency" office:currency="ARS" office:value="10416.46" calcext:value-type="currency">
            <text:p>$10.416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Prolongador para aire</text:p>
          </table:table-cell>
          <table:table-cell/>
          <table:table-cell office:value-type="currency" office:currency="ARS" office:value="140" calcext:value-type="currency">
            <text:p>$140,00</text:p>
          </table:table-cell>
          <table:table-cell table:formula="of:=+[.E197]+[.C198]-[.D198]" office:value-type="currency" office:currency="ARS" office:value="10276.46" calcext:value-type="currency">
            <text:p>$10.276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Medias lunas</text:p>
          </table:table-cell>
          <table:table-cell/>
          <table:table-cell office:value-type="currency" office:currency="ARS" office:value="144" calcext:value-type="currency">
            <text:p>$144,00</text:p>
          </table:table-cell>
          <table:table-cell table:formula="of:=+[.E198]+[.C199]-[.D199]" office:value-type="currency" office:currency="ARS" office:value="10132.46" calcext:value-type="currency">
            <text:p>$10.132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Expensas Marzo / 2017 </text:p>
          </table:table-cell>
          <table:table-cell/>
          <table:table-cell office:value-type="currency" office:currency="ARS" office:value="423.46" calcext:value-type="currency">
            <text:p>$423,46</text:p>
          </table:table-cell>
          <table:table-cell table:formula="of:=+[.E199]+[.C200]-[.D200]" office:value-type="currency" office:currency="ARS" office:value="9709" calcext:value-type="currency">
            <text:p>$9.709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Frutas</text:p>
          </table:table-cell>
          <table:table-cell/>
          <table:table-cell office:value-type="currency" office:currency="ARS" office:value="331" calcext:value-type="currency">
            <text:p>$331,00</text:p>
          </table:table-cell>
          <table:table-cell table:formula="of:=+[.E200]+[.C201]-[.D201]" office:value-type="currency" office:currency="ARS" office:value="9378" calcext:value-type="currency">
            <text:p>$9.378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Saldo Ppn</text:p>
          </table:table-cell>
          <table:table-cell/>
          <table:table-cell office:value-type="currency" office:currency="ARS" office:value="9000" calcext:value-type="currency">
            <text:p>$9.000,00</text:p>
          </table:table-cell>
          <table:table-cell table:formula="of:=+[.E201]+[.C202]-[.D202]" office:value-type="currency" office:currency="ARS" office:value="378" calcext:value-type="currency">
            <text:p>$378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brazaderas bajo bacha</text:p>
          </table:table-cell>
          <table:table-cell/>
          <table:table-cell office:value-type="currency" office:currency="ARS" office:value="113" calcext:value-type="currency">
            <text:p>$113,00</text:p>
          </table:table-cell>
          <table:table-cell table:formula="of:=+[.E202]+[.C203]-[.D203]" office:value-type="currency" office:currency="ARS" office:value="265" calcext:value-type="currency">
            <text:p>$265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 bolsas de Nachos</text:p>
          </table:table-cell>
          <table:table-cell/>
          <table:table-cell office:value-type="currency" office:currency="ARS" office:value="105" calcext:value-type="currency">
            <text:p>$105,00</text:p>
          </table:table-cell>
          <table:table-cell table:formula="of:=+[.E203]+[.C204]-[.D204]" office:value-type="currency" office:currency="ARS" office:value="160" calcext:value-type="currency">
            <text:p>$160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0.33" calcext:value-type="currency">
            <text:p>$7.200,33</text:p>
          </table:table-cell>
          <table:table-cell/>
          <table:table-cell table:formula="of:=+[.E205]+[.C206]-[.D206]" office:value-type="currency" office:currency="ARS" office:value="7200.33" calcext:value-type="currency">
            <text:p>$7.200,33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280.69" calcext:value-type="currency">
            <text:p>$2.280,69</text:p>
          </table:table-cell>
          <table:table-cell/>
          <table:table-cell table:formula="of:=+[.E206]+[.C207]-[.D207]" office:value-type="currency" office:currency="ARS" office:value="9481.02" calcext:value-type="currency">
            <text:p>$9.48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Luces Exterior</text:p>
          </table:table-cell>
          <table:table-cell/>
          <table:table-cell office:value-type="currency" office:currency="ARS" office:value="2520" calcext:value-type="currency">
            <text:p>$2.520,00</text:p>
          </table:table-cell>
          <table:table-cell table:formula="of:=+[.E207]+[.C208]-[.D208]" office:value-type="currency" office:currency="ARS" office:value="6961.02" calcext:value-type="currency">
            <text:p>$6.96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Comida</text:p>
          </table:table-cell>
          <table:table-cell/>
          <table:table-cell office:value-type="currency" office:currency="ARS" office:value="1520" calcext:value-type="currency">
            <text:p>$1.520,00</text:p>
          </table:table-cell>
          <table:table-cell table:formula="of:=+[.E208]+[.C209]-[.D209]" office:value-type="currency" office:currency="ARS" office:value="5441.02" calcext:value-type="currency">
            <text:p>$5.44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Licores</text:p>
          </table:table-cell>
          <table:table-cell/>
          <table:table-cell office:value-type="currency" office:currency="ARS" office:value="3052.87" calcext:value-type="currency">
            <text:p>$3.052,87</text:p>
          </table:table-cell>
          <table:table-cell table:formula="of:=+[.E209]+[.C210]-[.D210]" office:value-type="currency" office:currency="ARS" office:value="2388.15" calcext:value-type="currency">
            <text:p>$2.388,15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scalera</text:p>
          </table:table-cell>
          <table:table-cell/>
          <table:table-cell office:value-type="currency" office:currency="ARS" office:value="107.46" calcext:value-type="currency">
            <text:p>$107,46</text:p>
          </table:table-cell>
          <table:table-cell table:formula="of:=+[.E210]+[.C211]-[.D211]" office:value-type="currency" office:currency="ARS" office:value="2280.69" calcext:value-type="currency">
            <text:p>$2.280,69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gua 2 c /2017</text:p>
          </table:table-cell>
          <table:table-cell/>
          <table:table-cell office:value-type="currency" office:currency="ARS" office:value="368.13" calcext:value-type="currency">
            <text:p>$368,13</text:p>
          </table:table-cell>
          <table:table-cell table:formula="of:=+[.E211]+[.C212]-[.D212]" office:value-type="currency" office:currency="ARS" office:value="1912.56" calcext:value-type="currency">
            <text:p>$1.912,56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cogas Periodo Enero</text:p>
          </table:table-cell>
          <table:table-cell/>
          <table:table-cell office:value-type="currency" office:currency="ARS" office:value="37.66" calcext:value-type="currency">
            <text:p>$37,66</text:p>
          </table:table-cell>
          <table:table-cell table:formula="of:=+[.E212]+[.C213]-[.D213]" office:value-type="currency" office:currency="ARS" office:value="1874.9" calcext:value-type="currency">
            <text:p>$1.874,9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Municipal 2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213]+[.C214]-[.D214]" office:value-type="currency" office:currency="ARS" office:value="1591.9" calcext:value-type="currency">
            <text:p>$1.591,9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.P.E.C.</text:p>
          </table:table-cell>
          <table:table-cell/>
          <table:table-cell office:value-type="currency" office:currency="ARS" office:value="804.9" calcext:value-type="currency">
            <text:p>$804,90</text:p>
          </table:table-cell>
          <table:table-cell table:formula="of:=+[.E214]+[.C215]-[.D215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Monotributo Charles Marz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215]+[.C216]-[.D21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formula="of:=+[.E216]+[.C217]-[.D217]" office:value-type="currency" office:currency="ARS" office:value="8300" calcext:value-type="currency">
            <text:p>$8.300,00</text:p>
          </table:table-cell>
          <table:table-cell table:number-columns-repeated="8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Alq. Marz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217]+[.C218]-[.D21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" calcext:value-type="currency">
            <text:p>$400,00</text:p>
          </table:table-cell>
          <table:table-cell/>
          <table:table-cell table:formula="of:=+[.E218]+[.C219]-[.D219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Flete mesas ( Casa Charles – local )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219]+[.C220]-[.D22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132" calcext:value-type="currency">
            <text:p>$2.132,00</text:p>
          </table:table-cell>
          <table:table-cell/>
          <table:table-cell table:formula="of:=+[.E220]+[.C221]-[.D221]" office:value-type="currency" office:currency="ARS" office:value="2132" calcext:value-type="currency">
            <text:p>$2.132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asa inscripcion municipalidad</text:p>
          </table:table-cell>
          <table:table-cell/>
          <table:table-cell office:value-type="currency" office:currency="ARS" office:value="452" calcext:value-type="currency">
            <text:p>$452,00</text:p>
          </table:table-cell>
          <table:table-cell table:formula="of:=+[.E221]+[.C222]-[.D222]" office:value-type="currency" office:currency="ARS" office:value="1680" calcext:value-type="currency">
            <text:p>$1.68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facturero Charles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222]+[.C223]-[.D223]" office:value-type="currency" office:currency="ARS" office:value="1520" calcext:value-type="currency">
            <text:p>$1.52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Mango x 2</text:p>
          </table:table-cell>
          <table:table-cell/>
          <table:table-cell office:value-type="currency" office:currency="ARS" office:value="70" calcext:value-type="currency">
            <text:p>$70,00</text:p>
          </table:table-cell>
          <table:table-cell table:formula="of:=+[.E223]+[.C224]-[.D224]" office:value-type="currency" office:currency="ARS" office:value="1450" calcext:value-type="currency">
            <text:p>$1.45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(5 panes x $30, 20 bagels x $10, 10 calzoni x $80, 30 x $20 )</text:p>
          </table:table-cell>
          <table:table-cell/>
          <table:table-cell office:value-type="currency" office:currency="ARS" office:value="1450" calcext:value-type="currency">
            <text:p>$1.450,00</text:p>
          </table:table-cell>
          <table:table-cell table:formula="of:=+[.E224]+[.C225]-[.D22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000" calcext:value-type="currency">
            <text:p>$7.000,00</text:p>
          </table:table-cell>
          <table:table-cell/>
          <table:table-cell table:formula="of:=+[.E225]+[.C226]-[.D226]" office:value-type="currency" office:currency="ARS" office:value="7000" calcext:value-type="currency">
            <text:p>$7.000,00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aldo Trabajo final lona</text:p>
          </table:table-cell>
          <table:table-cell/>
          <table:table-cell office:value-type="currency" office:currency="ARS" office:value="7000" calcext:value-type="currency">
            <text:p>$7.000,00</text:p>
          </table:table-cell>
          <table:table-cell table:formula="of:=+[.E226]+[.C227]-[.D2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000" calcext:value-type="currency">
            <text:p>$3.000,00</text:p>
          </table:table-cell>
          <table:table-cell/>
          <table:table-cell table:formula="of:=+[.E227]+[.C228]-[.D228]" office:value-type="currency" office:currency="ARS" office:value="3000" calcext:value-type="currency">
            <text:p>$3.000,00</text:p>
          </table:table-cell>
          <table:table-cell table:number-columns-repeated="8"/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Aporte Charles</text:p>
          </table:table-cell>
          <table:table-cell table:formula="of:=+120+268" office:value-type="currency" office:currency="ARS" office:value="388" calcext:value-type="currency">
            <text:p>$388,00</text:p>
          </table:table-cell>
          <table:table-cell/>
          <table:table-cell table:formula="of:=+[.E228]+[.C229]-[.D229]" office:value-type="currency" office:currency="ARS" office:value="3388" calcext:value-type="currency">
            <text:p>$3.388,00</text:p>
          </table:table-cell>
          <table:table-cell table:number-columns-repeated="8"/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Inicio Trámite registro de marca</text:p>
          </table:table-cell>
          <table:table-cell/>
          <table:table-cell office:value-type="currency" office:currency="ARS" office:value="3120" calcext:value-type="currency">
            <text:p>$3.120,00</text:p>
          </table:table-cell>
          <table:table-cell table:formula="of:=+[.E229]+[.C230]-[.D230]" office:value-type="currency" office:currency="ARS" office:value="268" calcext:value-type="currency">
            <text:p>$268,00</text:p>
          </table:table-cell>
          <table:table-cell table:number-columns-repeated="8"/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Envío carta de registro de marca</text:p>
          </table:table-cell>
          <table:table-cell/>
          <table:table-cell office:value-type="currency" office:currency="ARS" office:value="268" calcext:value-type="currency">
            <text:p>$268,00</text:p>
          </table:table-cell>
          <table:table-cell table:formula="of:=+[.E230]+[.C231]-[.D2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370" calcext:value-type="currency">
            <text:p>$2.370,00</text:p>
          </table:table-cell>
          <table:table-cell/>
          <table:table-cell table:formula="of:=+[.E231]+[.C232]-[.D232]" office:value-type="currency" office:currency="ARS" office:value="2370" calcext:value-type="currency">
            <text:p>$2.370,00</text:p>
          </table:table-cell>
          <table:table-cell table:number-columns-repeated="8"/>
        </table:table-row>
        <table:table-row table:style-name="ro1"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Compra macetas y plantas</text:p>
          </table:table-cell>
          <table:table-cell/>
          <table:table-cell office:value-type="currency" office:currency="ARS" office:value="2370" calcext:value-type="currency">
            <text:p>$2.370,00</text:p>
          </table:table-cell>
          <table:table-cell table:formula="of:=+[.E232]+[.C233]-[.D23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4-10" calcext:value-type="date">
            <text:p>10/04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87" calcext:value-type="currency">
            <text:p>$787,00</text:p>
          </table:table-cell>
          <table:table-cell table:style-name="Default"/>
          <table:table-cell table:formula="of:=+[.E233]+[.C234]-[.D234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4-10" calcext:value-type="date">
            <text:p>10/04/17</text:p>
          </table:table-cell>
          <table:table-cell office:value-type="string" calcext:value-type="string">
            <text:p>Expensas <text:s/></text:p>
          </table:table-cell>
          <table:table-cell/>
          <table:table-cell table:style-name="ce267" office:value-type="currency" office:currency="ARS" office:value="787" calcext:value-type="currency">
            <text:p>$787,00</text:p>
          </table:table-cell>
          <table:table-cell table:formula="of:=+[.E234]+[.C235]-[.D2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4-17" calcext:value-type="date">
            <text:p>17/04/17</text:p>
          </table:table-cell>
          <table:table-cell office:value-type="string" calcext:value-type="string">
            <text:p>Aporte Erwin</text:p>
          </table:table-cell>
          <table:table-cell table:formula="of:=+35+78+114+150+145+140" office:value-type="currency" office:currency="ARS" office:value="662" calcext:value-type="currency">
            <text:p>$662,00</text:p>
          </table:table-cell>
          <table:table-cell table:style-name="ce267"/>
          <table:table-cell table:formula="of:=+[.E235]+[.C236]-[.D236]" office:value-type="currency" office:currency="ARS" office:value="662" calcext:value-type="currency">
            <text:p>$662,00</text:p>
          </table:table-cell>
          <table:table-cell table:number-columns-repeated="8"/>
        </table:table-row>
        <table:table-row table:style-name="ro1">
          <table:table-cell office:value-type="date" office:date-value="2017-04-17" calcext:value-type="date">
            <text:p>17/04/17</text:p>
          </table:table-cell>
          <table:table-cell office:value-type="string" calcext:value-type="string">
            <text:p>Mango + Coca x 6 + Cable canal + Pizzera antoadherente <text:s/>+Mufins x 16 + papel higienico x 12</text:p>
          </table:table-cell>
          <table:table-cell/>
          <table:table-cell table:style-name="ce267" office:value-type="currency" office:currency="ARS" office:value="662" calcext:value-type="currency">
            <text:p>$662,00</text:p>
          </table:table-cell>
          <table:table-cell table:formula="of:=+[.E236]+[.C237]-[.D2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500" calcext:value-type="currency">
            <text:p>$15.500,00</text:p>
          </table:table-cell>
          <table:table-cell/>
          <table:table-cell table:formula="of:=+[.E237]+[.C238]-[.D238]" office:value-type="currency" office:currency="ARS" office:value="15500" calcext:value-type="currency">
            <text:p>$15.500,00</text:p>
          </table:table-cell>
          <table:table-cell/>
          <table:table-cell table:style-name="ce269" office:value-type="string" calcext:value-type="string" table:number-columns-spanned="3" table:number-rows-spanned="1">
            <text:p>Banco Nacion Arg. 21/04/2017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date" office:date-value="2017-04-21" calcext:value-type="date">
            <text:p>21/04/17</text:p>
          </table:table-cell>
          <table:table-cell table:number-columns-repeated="3"/>
          <table:table-cell table:formula="of:=+[.E238]+[.C239]-[.D239]" office:value-type="currency" office:currency="ARS" office:value="15500" calcext:value-type="currency">
            <text:p>$15.500,00</text:p>
          </table:table-cell>
          <table:table-cell table:number-columns-repeated="2"/>
          <table:table-cell office:value-type="string" calcext:value-type="string">
            <text:p>T.V. - T.C.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67"/>
          <table:table-cell table:formula="of:=+[.E239]+[.C240]-[.D240]" office:value-type="currency" office:currency="ARS" office:value="15500" calcext:value-type="currency">
            <text:p>$15.500,00</text:p>
          </table:table-cell>
          <table:table-cell/>
          <table:table-cell office:value-type="string" calcext:value-type="string">
            <text:p>U$ 1000</text:p>
          </table:table-cell>
          <table:table-cell office:value-type="string" calcext:value-type="string">
            <text:p>(15,7-15,3) / 2</text:p>
          </table:table-cell>
          <table:table-cell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7"/>
          <table:table-cell table:formula="of:=+[.E240]+[.C241]-[.D241]" office:value-type="currency" office:currency="ARS" office:value="15500" calcext:value-type="currency">
            <text:p>$15.500,00</text:p>
          </table:table-cell>
          <table:table-cell/>
          <table:table-cell table:style-name="ce263" table:formula="of:=+1000*15.5" office:value-type="currency" office:currency="ARS" office:value="15500" calcext:value-type="currency">
            <text:p>$15.500,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67"/>
          <table:table-cell table:formula="of:=+[.E241]+[.C242]-[.D242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2]+[.C243]-[.D243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3]+[.C244]-[.D244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4]+[.C245]-[.D245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5]+[.C246]-[.D246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6]+[.C247]-[.D247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67"/>
          <table:table-cell table:formula="of:=+[.E247]+[.C248]-[.D248]" office:value-type="currency" office:currency="ARS" office:value="15500" calcext:value-type="currency">
            <text:p>$15.50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65" table:formula="of:=SUM([.C3:.C248])" office:value-type="currency" office:currency="ARS" office:value="233676.29" calcext:value-type="currency">
            <text:p>$233.676,29</text:p>
          </table:table-cell>
          <table:table-cell table:style-name="ce265" table:formula="of:=SUM([.D3:.D248])" office:value-type="currency" office:currency="ARS" office:value="218176.29" calcext:value-type="currency">
            <text:p>$218.176,29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66" table:formula="of:=+100000-[.C249]" office:value-type="float" office:value="-133676.29" calcext:value-type="float">
            <text:p><text:s/>$ -133.676,29 </text:p>
          </table:table-cell>
          <table:table-cell table:style-name="ce268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65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34"/>
        <table:table-column table:style-name="co37" table:default-cell-style-name="ce134"/>
        <table:table-column table:style-name="co35" table:default-cell-style-name="ce250"/>
        <table:table-column table:style-name="co2" table:default-cell-style-name="ce250"/>
        <table:table-column table:style-name="co35" table:default-cell-style-name="ce250"/>
        <table:table-row table:style-name="ro1">
          <table:table-cell table:style-name="ce246" office:value-type="string" calcext:value-type="string" table:number-columns-spanned="5" table:number-rows-spanned="1">
            <text:p>Libro Creditos</text:p>
          </table:table-cell>
          <table:covered-table-cell table:style-name="ce142"/>
          <table:covered-table-cell table:number-columns-repeated="3" table:style-name="ce134"/>
        </table:table-row>
        <table:table-row table:style-name="ro1">
          <table:table-cell table:style-name="ce247" office:value-type="string" calcext:value-type="string">
            <text:p>Fecha</text:p>
          </table:table-cell>
          <table:table-cell table:style-name="ce247" office:value-type="string" calcext:value-type="string">
            <text:p>Concepto</text:p>
          </table:table-cell>
          <table:table-cell table:style-name="ce247" office:value-type="string" calcext:value-type="string">
            <text:p>Ingreso</text:p>
          </table:table-cell>
          <table:table-cell table:style-name="ce247" office:value-type="string" calcext:value-type="string">
            <text:p>Egreso</text:p>
          </table:table-cell>
          <table:table-cell table:style-name="ce247" office:value-type="string" calcext:value-type="string">
            <text:p>Saldo</text:p>
          </table:table-cell>
        </table:table-row>
        <table:table-row table:style-name="ro1">
          <table:table-cell table:style-name="ce248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248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248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248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25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9:25:54.87387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4-24T19:36:53.670019955</dc:date>
    <meta:editing-duration>PT20H7M46S</meta:editing-duration>
    <meta:editing-cycles>428</meta:editing-cycles>
    <meta:generator>LibreOffice/5.1.6.2$Linux_X86_64 LibreOffice_project/10m0$Build-2</meta:generator>
    <meta:document-statistic meta:table-count="10" meta:cell-count="2308" meta:object-count="0"/>
  </office:meta>
</office:document-meta>
</file>